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0.5pt" officeooo:paragraph-rsid="0046c58f" style:font-name="Arial" style:font-size-asian="10.5pt" style:font-size-complex="10.5pt"/>
    </style:style>
    <style:style style:family="paragraph" style:name="P2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3" style:parent-style-name="UrbanTitle">
      <style:text-properties fo:font-size="14pt" officeooo:paragraph-rsid="002b785e" style:font-name="Arial" style:font-size-asian="14pt" style:font-size-complex="14pt" style:text-underline-style="none"/>
    </style:style>
    <style:style style:family="paragraph" style:name="P4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5" style:parent-style-name="UrbanBody">
      <style:text-properties fo:font-size="9pt" fo:font-weight="normal" officeooo:paragraph-rsid="003120c3" style:font-name="Arial" style:font-size-asian="9pt" style:font-size-complex="9pt" style:font-weight-asian="normal" style:font-weight-complex="normal"/>
    </style:style>
    <style:style style:family="paragraph" style:name="P6" style:parent-style-name="UrbanBody">
      <style:text-properties fo:font-size="10pt" style:font-name="Arial" style:font-size-asian="10pt" style:font-size-complex="10pt"/>
    </style:style>
    <style:style style:family="paragraph" style:name="P7" style:parent-style-name="UrbanBody">
      <style:text-properties fo:font-size="10pt" officeooo:paragraph-rsid="0029656a" style:font-name="Arial" style:font-size-asian="10pt" style:font-size-complex="10pt"/>
    </style:style>
    <style:style style:family="paragraph" style:name="P8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9" style:parent-style-name="UrbanBody">
      <style:text-properties fo:font-size="12pt" style:font-name="Arial" style:font-size-asian="12pt" style:font-size-complex="12pt"/>
    </style:style>
    <style:style style:family="paragraph" style:name="P10" style:parent-style-name="UrbanBody">
      <style:text-properties fo:font-size="12pt" officeooo:paragraph-rsid="00356754" officeooo:rsid="00356754" style:font-name="Arial" style:font-size-asian="12pt" style:font-size-complex="12pt"/>
    </style:style>
    <style:style style:family="paragraph" style:name="P11" style:parent-style-name="UrbanReferences">
      <style:paragraph-properties fo:border-bottom="none" fo:border-left="none" fo:border-right="none" fo:border-top="0.26pt solid #000000" fo:padding="0cm" style:shadow="none"/>
      <style:text-properties fo:font-size="9pt" style:font-name="Arial" style:font-size-asian="9pt" style:font-size-complex="9pt"/>
    </style:style>
    <style:style style:family="paragraph" style:name="P12" style:parent-style-name="UrbanReferences">
      <style:paragraph-properties fo:border-bottom="0.26pt solid #000000" fo:border-left="none" fo:border-right="none" fo:border-top="none" fo:padding="0cm" style:shadow="none"/>
      <style:text-properties fo:font-size="9pt" fo:font-weight="bold" style:font-name="Arial" style:font-size-asian="9pt" style:font-size-complex="9pt" style:font-weight-asian="bold" style:font-weight-complex="bold"/>
    </style:style>
    <style:style style:family="paragraph" style:name="P13" style:parent-style-name="Text_20_body">
      <style:paragraph-properties fo:margin-bottom="0cm" fo:margin-top="0cm" loext:contextual-spacing="false"/>
      <style:text-properties fo:country="FR" fo:font-size="12pt" fo:language="fr" officeooo:paragraph-rsid="00356754" officeooo:rsid="00356754" style:font-name="Arial" style:font-size-asian="12pt" style:font-size-complex="12pt"/>
    </style:style>
    <style:style style:family="paragraph" style:name="P14" style:parent-style-name="Text_20_body">
      <style:paragraph-properties fo:margin-bottom="0.423cm" fo:margin-left="0cm" fo:margin-right="2.499cm" fo:margin-top="0cm" fo:text-align="justify" fo:text-indent="0cm" loext:contextual-spacing="false" style:auto-text-indent="false" style:justify-single-word="false"/>
      <style:text-properties fo:country="FR" fo:font-size="12pt" fo:language="fr" officeooo:paragraph-rsid="00356754" style:font-name="Arial" style:font-size-asian="12pt" style:font-size-complex="12pt"/>
    </style:style>
    <style:style style:family="paragraph" style:name="P15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/>
      <style:text-properties fo:country="FR" fo:font-size="12pt" fo:language="fr" officeooo:paragraph-rsid="00356754" officeooo:rsid="00356754" style:font-name="Arial" style:font-size-asian="12pt" style:font-size-complex="12pt"/>
    </style:style>
    <style:style style:family="paragraph" style:name="P16" style:parent-style-name="Standard">
      <style:text-properties fo:font-size="10.5pt" officeooo:paragraph-rsid="0046c58f" style:font-name="Arial" style:font-size-asian="10.5pt" style:font-size-complex="10.5pt"/>
    </style:style>
    <style:style style:family="paragraph" style:name="P17" style:parent-style-name="Standard">
      <style:paragraph-properties fo:text-align="start" style:justify-single-word="false"/>
      <style:text-properties fo:font-size="11pt" officeooo:paragraph-rsid="0046c58f" style:font-name="arial" style:font-size-asian="11pt" style:font-size-complex="11pt"/>
    </style:style>
    <style:style style:family="paragraph" style:name="P1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6c58f" style:font-name="Arial" style:font-size-asian="10pt" style:font-size-complex="10pt"/>
    </style:style>
    <style:style style:family="paragraph" style:name="P19" style:parent-style-name="UrbanTitle2">
      <style:paragraph-properties fo:text-align="start" style:justify-single-word="false"/>
      <style:text-properties fo:font-size="11pt" fo:font-style="normal" fo:font-weight="bold" officeooo:paragraph-rsid="0046c58f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list-style-name="L1" style:master-page-name="" style:name="P20" style:parent-style-name="Text_20_body">
      <style:paragraph-properties fo:margin-bottom="0cm" fo:margin-top="0cm" loext:contextual-spacing="false" style:page-number="auto"/>
      <style:text-properties fo:country="FR" fo:font-size="12pt" fo:language="fr" officeooo:paragraph-rsid="00356754" style:font-name="Arial" style:font-size-asian="12pt" style:font-size-complex="12pt"/>
    </style:style>
    <style:style style:family="paragraph" style:list-style-name="L1" style:name="P21" style:parent-style-name="Text_20_body">
      <style:paragraph-properties fo:margin-bottom="0cm" fo:margin-top="0cm" loext:contextual-spacing="false"/>
      <style:text-properties fo:country="FR" fo:font-size="12pt" fo:language="fr" officeooo:paragraph-rsid="00356754" style:font-name="Arial" style:font-size-asian="12pt" style:font-size-complex="12pt"/>
    </style:style>
    <style:style style:family="paragraph" style:list-style-name="L1" style:name="P22" style:parent-style-name="Text_20_body">
      <style:paragraph-properties fo:margin-bottom="0cm" fo:margin-top="0cm" loext:contextual-spacing="false"/>
      <style:text-properties fo:country="FR" fo:font-size="12pt" fo:language="fr" officeooo:paragraph-rsid="00356754" officeooo:rsid="00356754" style:font-name="Arial" style:font-size-asian="12pt" style:font-size-complex="12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officeooo:rsid="00421265" style:font-style-asian="normal" style:font-style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size="10pt" fo:font-style="normal" fo:font-variant="normal" fo:font-weight="normal" fo:text-transform="none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2109e"/>
    </style:style>
    <style:style style:family="text" style:name="T7">
      <style:text-properties officeooo:rsid="00261da0"/>
    </style:style>
    <style:style style:family="text" style:name="T8">
      <style:text-properties officeooo:rsid="00362119"/>
    </style:style>
    <style:style style:family="text" style:name="T9">
      <style:text-properties officeooo:rsid="00318bbc"/>
    </style:style>
    <style:style style:family="text" style:name="T10">
      <style:text-properties officeooo:rsid="00356754"/>
    </style:style>
    <style:style style:family="text" style:name="T11">
      <style:text-properties fo:font-size="10pt" fo:font-weight="normal" style:font-size-asian="10pt" style:font-size-complex="10pt" style:font-weight-asian="normal" style:font-weight-complex="normal"/>
    </style:style>
    <style:style style:family="text" style:name="T12">
      <style:text-properties officeooo:rsid="004457ec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7"><office:annotation><dc:creator>Gauthier Bastien</dc:creator><dc:date>2011-01-13T14:56:41</dc:date><text:p text:style-name="P23"><text:span text:style-name="T15">do text</text:span></text:p><text:p text:style-name="P23"><text:span text:style-name="T15">from document(at=header, format='odt')</text:span></text:p></office:annotation><text:span text:style-name="T3">Import depuis header.odt</text:span></text:p>
          </table:table-cell>
          <table:table-cell office:value-type="string" table:style-name="Tableau1.A1">
            <text:p text:style-name="P18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">S<text:span text:style-name="T6">PW - </text:span>Département des Permis et Autorisations</text:p>
            <text:p text:style-name="P1"><text:span text:style-name="Emphasis"><text:span text:style-name="T1">Avenue Prince de Liège, 15<text:line-break/>5100 </text:span></text:span><text:span text:style-name="Emphasis"><text:span text:style-name="T2">Namur</text:span></text:span></text:p>
            <text:p text:style-name="P19">RECOMMANDÉ</text:p>
          </table:table-cell>
        </table:table-row>
      </table:table>
      <text:p text:style-name="P16"/>
      <text:p text:style-name="P3">Transmis<text:span text:style-name="T7">sion</text:span> <text:span text:style-name="T10">des pièces pour recours</text:span></text:p>
      <text:p text:style-name="P2"/>
      <text:p text:style-name="P4"/>
      <text:p text:style-name="P5"/>
      <text:p text:style-name="P11"><text:span text:style-name="T4">Nos références :</text:span> <text:span text:style-name="T5"><text:text-input text:description="">self.getReference()</text:text-input></text:span></text:p>
      <text:p text:style-name="P12">Vos références: <text:span text:style-name="T11"><text:text-input text:description="">self.getReferenceDGATLP()</text:text-input></text:span></text:p>
      <text:p text:style-name="P4"/>
      <text:p text:style-name="P6"><office:annotation><dc:creator>Gauthier Bastien</dc:creator><dc:date>2011-02-16T16:12:24</dc:date><text:p text:style-name="P23"><text:span text:style-name="T17">do text if self.hasMultipleApplicants()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23"><text:span text:style-name="T16">do text if self.hasSingleApplicant()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6"/>
      <text:p text:style-name="P9"><text:span text:style-name="T9">Monsieur le Fonctionnaire Technique</text:span>,</text:p>
      <text:p text:style-name="P9"/>
      <text:p text:style-name="P10">Suite à votre courrier du <text:text-input text:description="">licence_view.format_date(self.getLastRecourse().getEventDate())</text:text-input><text:s/>concernant le recours formulé par <text:text-input text:description="">self.getApplicantsSignaletic()</text:text-input>, j'ai l'honneur de vous retourner en annexe, pour suite utile, les documents repris ci-dessous :</text:p>
      <text:p text:style-name="P10"/>
      <text:list text:style-name="L1" xml:id="list548217607">
        <text:list-item>
          <text:p text:style-name="P20">l’affiche annonçant l’enquête publique ;</text:p>
        </text:list-item>
        <text:list-item>
          <text:p text:style-name="P21">le certificat d’affichage de l’enquête publique ;</text:p>
        </text:list-item>
        <text:list-item>
          <text:p text:style-name="P21">le procès-verbal de clôture de l'enquête publique ;</text:p>
        </text:list-item>
        <text:list-item>
          <text:p text:style-name="P21">une copie des réclamations ;</text:p>
        </text:list-item>
        <text:list-item>
          <text:p text:style-name="P21">la synthèse des objections et observations écrites et orales formulées au cours de l’enquête ;</text:p>
        </text:list-item>
        <text:list-item>
          <text:p text:style-name="P21">l’avis formulé par le Collège au terme de l’enquête ;</text:p>
        </text:list-item>
        <text:list-item>
          <text:p text:style-name="P21">une copie de la décision querellée ;</text:p>
        </text:list-item>
        <text:list-item>
          <text:p text:style-name="P21">le certificat d'affichage de la décision et copie de l'affiche ;</text:p>
        </text:list-item>
        <text:list-item>
          <text:p text:style-name="P22">les recommandés datés de la notification de la décision au Fonctionnaire technique, ainsi qu’au demandeur.</text:p>
        </text:list-item>
      </text:list>
      <text:p text:style-name="P13"/>
      <text:p text:style-name="P14">Dans un courrier ultérieur, vous recevrez le certificat d’affichage du présent recours.</text:p>
      <text:p text:style-name="P15">Veuillez agréer, Monsieur <text:span text:style-name="T12">le Fonctionnaire Technique</text:span>, l’expression de ma meilleure considération.</text:p>
      <text:p text:style-name="P7"/>
      <text:p text:style-name="P7"><office:annotation><dc:creator>Gauthier Bastien</dc:creator><dc:date>2011-01-13T14:56:41</dc:date><text:p text:style-name="P23"><text:span text:style-name="T15">do text</text:span></text:p><text:p text:style-name="P23"><text:span text:style-name="T15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0.5pt" officeooo:paragraph-rsid="0046c58f" style:font-name="Arial" style:font-size-asian="10.5pt" style:font-size-complex="10.5pt"/>
    </style:style>
    <style:style style:family="paragraph" style:name="P2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3" style:parent-style-name="UrbanTitle">
      <style:text-properties fo:font-size="14pt" officeooo:paragraph-rsid="002b785e" style:font-name="Arial" style:font-size-asian="14pt" style:font-size-complex="14pt" style:text-underline-style="none"/>
    </style:style>
    <style:style style:family="paragraph" style:name="P4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5" style:parent-style-name="UrbanBody">
      <style:text-properties fo:font-size="9pt" fo:font-weight="normal" officeooo:paragraph-rsid="003120c3" style:font-name="Arial" style:font-size-asian="9pt" style:font-size-complex="9pt" style:font-weight-asian="normal" style:font-weight-complex="normal"/>
    </style:style>
    <style:style style:family="paragraph" style:name="P6" style:parent-style-name="UrbanBody">
      <style:text-properties fo:font-size="10pt" style:font-name="Arial" style:font-size-asian="10pt" style:font-size-complex="10pt"/>
    </style:style>
    <style:style style:family="paragraph" style:name="P7" style:parent-style-name="UrbanBody">
      <style:text-properties fo:font-size="10pt" officeooo:paragraph-rsid="0029656a" style:font-name="Arial" style:font-size-asian="10pt" style:font-size-complex="10pt"/>
    </style:style>
    <style:style style:family="paragraph" style:name="P8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9" style:parent-style-name="UrbanBody">
      <style:text-properties fo:font-size="12pt" style:font-name="Arial" style:font-size-asian="12pt" style:font-size-complex="12pt"/>
    </style:style>
    <style:style style:family="paragraph" style:name="P10" style:parent-style-name="UrbanBody">
      <style:text-properties fo:font-size="12pt" officeooo:paragraph-rsid="00356754" officeooo:rsid="00356754" style:font-name="Arial" style:font-size-asian="12pt" style:font-size-complex="12pt"/>
    </style:style>
    <style:style style:family="paragraph" style:name="P11" style:parent-style-name="UrbanReferences">
      <style:paragraph-properties fo:border-bottom="none" fo:border-left="none" fo:border-right="none" fo:border-top="0.26pt solid #000000" fo:padding="0cm" style:shadow="none"/>
      <style:text-properties fo:font-size="9pt" style:font-name="Arial" style:font-size-asian="9pt" style:font-size-complex="9pt"/>
    </style:style>
    <style:style style:family="paragraph" style:name="P12" style:parent-style-name="UrbanReferences">
      <style:paragraph-properties fo:border-bottom="0.26pt solid #000000" fo:border-left="none" fo:border-right="none" fo:border-top="none" fo:padding="0cm" style:shadow="none"/>
      <style:text-properties fo:font-size="9pt" fo:font-weight="bold" style:font-name="Arial" style:font-size-asian="9pt" style:font-size-complex="9pt" style:font-weight-asian="bold" style:font-weight-complex="bold"/>
    </style:style>
    <style:style style:family="paragraph" style:name="P13" style:parent-style-name="Text_20_body">
      <style:paragraph-properties fo:margin-bottom="0cm" fo:margin-top="0cm" loext:contextual-spacing="false"/>
      <style:text-properties fo:country="FR" fo:font-size="12pt" fo:language="fr" officeooo:paragraph-rsid="00356754" officeooo:rsid="00356754" style:font-name="Arial" style:font-size-asian="12pt" style:font-size-complex="12pt"/>
    </style:style>
    <style:style style:family="paragraph" style:name="P14" style:parent-style-name="Text_20_body">
      <style:paragraph-properties fo:margin-bottom="0.423cm" fo:margin-left="0cm" fo:margin-right="2.499cm" fo:margin-top="0cm" fo:text-align="justify" fo:text-indent="0cm" loext:contextual-spacing="false" style:auto-text-indent="false" style:justify-single-word="false"/>
      <style:text-properties fo:country="FR" fo:font-size="12pt" fo:language="fr" officeooo:paragraph-rsid="00356754" style:font-name="Arial" style:font-size-asian="12pt" style:font-size-complex="12pt"/>
    </style:style>
    <style:style style:family="paragraph" style:name="P15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/>
      <style:text-properties fo:country="FR" fo:font-size="12pt" fo:language="fr" officeooo:paragraph-rsid="00356754" officeooo:rsid="00356754" style:font-name="Arial" style:font-size-asian="12pt" style:font-size-complex="12pt"/>
    </style:style>
    <style:style style:family="paragraph" style:name="P16" style:parent-style-name="Standard">
      <style:text-properties fo:font-size="10.5pt" officeooo:paragraph-rsid="0046c58f" style:font-name="Arial" style:font-size-asian="10.5pt" style:font-size-complex="10.5pt"/>
    </style:style>
    <style:style style:family="paragraph" style:name="P17" style:parent-style-name="Standard">
      <style:paragraph-properties fo:text-align="start" style:justify-single-word="false"/>
      <style:text-properties fo:font-size="11pt" officeooo:paragraph-rsid="0046c58f" style:font-name="arial" style:font-size-asian="11pt" style:font-size-complex="11pt"/>
    </style:style>
    <style:style style:family="paragraph" style:name="P1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6c58f" style:font-name="Arial" style:font-size-asian="10pt" style:font-size-complex="10pt"/>
    </style:style>
    <style:style style:family="paragraph" style:name="P19" style:parent-style-name="UrbanTitle2">
      <style:paragraph-properties fo:text-align="start" style:justify-single-word="false"/>
      <style:text-properties fo:font-size="11pt" fo:font-style="normal" fo:font-weight="bold" officeooo:paragraph-rsid="0046c58f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list-style-name="L1" style:master-page-name="" style:name="P20" style:parent-style-name="Text_20_body">
      <style:paragraph-properties fo:margin-bottom="0cm" fo:margin-top="0cm" loext:contextual-spacing="false" style:page-number="auto"/>
      <style:text-properties fo:country="FR" fo:font-size="12pt" fo:language="fr" officeooo:paragraph-rsid="00356754" style:font-name="Arial" style:font-size-asian="12pt" style:font-size-complex="12pt"/>
    </style:style>
    <style:style style:family="paragraph" style:list-style-name="L1" style:name="P21" style:parent-style-name="Text_20_body">
      <style:paragraph-properties fo:margin-bottom="0cm" fo:margin-top="0cm" loext:contextual-spacing="false"/>
      <style:text-properties fo:country="FR" fo:font-size="12pt" fo:language="fr" officeooo:paragraph-rsid="00356754" style:font-name="Arial" style:font-size-asian="12pt" style:font-size-complex="12pt"/>
    </style:style>
    <style:style style:family="paragraph" style:list-style-name="L1" style:name="P22" style:parent-style-name="Text_20_body">
      <style:paragraph-properties fo:margin-bottom="0cm" fo:margin-top="0cm" loext:contextual-spacing="false"/>
      <style:text-properties fo:country="FR" fo:font-size="12pt" fo:language="fr" officeooo:paragraph-rsid="00356754" officeooo:rsid="00356754" style:font-name="Arial" style:font-size-asian="12pt" style:font-size-complex="12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officeooo:rsid="00421265" style:font-style-asian="normal" style:font-style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size="10pt" fo:font-style="normal" fo:font-variant="normal" fo:font-weight="normal" fo:text-transform="none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2109e"/>
    </style:style>
    <style:style style:family="text" style:name="T7">
      <style:text-properties officeooo:rsid="00261da0"/>
    </style:style>
    <style:style style:family="text" style:name="T8">
      <style:text-properties officeooo:rsid="00362119"/>
    </style:style>
    <style:style style:family="text" style:name="T9">
      <style:text-properties officeooo:rsid="00318bbc"/>
    </style:style>
    <style:style style:family="text" style:name="T10">
      <style:text-properties officeooo:rsid="00356754"/>
    </style:style>
    <style:style style:family="text" style:name="T11">
      <style:text-properties fo:font-size="10pt" fo:font-weight="normal" style:font-size-asian="10pt" style:font-size-complex="10pt" style:font-weight-asian="normal" style:font-weight-complex="normal"/>
    </style:style>
    <style:style style:family="text" style:name="T12">
      <style:text-properties officeooo:rsid="004457ec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7"><office:annotation><dc:creator>Gauthier Bastien</dc:creator><dc:date>2011-01-13T14:56:41</dc:date><text:p text:style-name="P23"><text:span text:style-name="T15">do text</text:span></text:p><text:p text:style-name="P23"><text:span text:style-name="T15">from document(at=header, format='odt')</text:span></text:p></office:annotation><text:span text:style-name="T3">Import depuis header.odt</text:span></text:p>
          </table:table-cell>
          <table:table-cell office:value-type="string" table:style-name="Tableau1.A1">
            <text:p text:style-name="P18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">S<text:span text:style-name="T6">PW - </text:span>Département des Permis et Autorisations</text:p>
            <text:p text:style-name="P1"><text:span text:style-name="Emphasis"><text:span text:style-name="T1">Avenue Prince de Liège, 15<text:line-break/>5100 </text:span></text:span><text:span text:style-name="Emphasis"><text:span text:style-name="T2">Namur</text:span></text:span></text:p>
            <text:p text:style-name="P19">RECOMMANDÉ</text:p>
          </table:table-cell>
        </table:table-row>
      </table:table>
      <text:p text:style-name="P16"/>
      <text:p text:style-name="P3">Transmis<text:span text:style-name="T7">sion</text:span> <text:span text:style-name="T10">des pièces pour recours</text:span></text:p>
      <text:p text:style-name="P2"/>
      <text:p text:style-name="P4"/>
      <text:p text:style-name="P5"/>
      <text:p text:style-name="P11"><text:span text:style-name="T4">Nos références :</text:span> <text:span text:style-name="T5"><text:text-input text:description="">self.getReference()</text:text-input></text:span></text:p>
      <text:p text:style-name="P12">Vos références: <text:span text:style-name="T11"><text:text-input text:description="">self.getReferenceDGATLP()</text:text-input></text:span></text:p>
      <text:p text:style-name="P4"/>
      <text:p text:style-name="P6"><office:annotation><dc:creator>Gauthier Bastien</dc:creator><dc:date>2011-02-16T16:12:24</dc:date><text:p text:style-name="P23"><text:span text:style-name="T17">do text if self.hasMultipleApplicants()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23"><text:span text:style-name="T16">do text if self.hasSingleApplicant()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6"/>
      <text:p text:style-name="P9"><text:span text:style-name="T9">Monsieur le Fonctionnaire Technique</text:span>,</text:p>
      <text:p text:style-name="P9"/>
      <text:p text:style-name="P10">Suite à votre courrier du <text:text-input text:description="">licence_view.format_date(self.getLastRecourse().getEventDate())</text:text-input><text:s/>concernant le recours formulé par <text:text-input text:description="">self.getApplicantsSignaletic()</text:text-input>, j'ai l'honneur de vous retourner en annexe, pour suite utile, les documents repris ci-dessous :</text:p>
      <text:p text:style-name="P10"/>
      <text:list text:style-name="L1" xml:id="list548217607">
        <text:list-item>
          <text:p text:style-name="P20">l’affiche annonçant l’enquête publique ;</text:p>
        </text:list-item>
        <text:list-item>
          <text:p text:style-name="P21">le certificat d’affichage de l’enquête publique ;</text:p>
        </text:list-item>
        <text:list-item>
          <text:p text:style-name="P21">le procès-verbal de clôture de l'enquête publique ;</text:p>
        </text:list-item>
        <text:list-item>
          <text:p text:style-name="P21">une copie des réclamations ;</text:p>
        </text:list-item>
        <text:list-item>
          <text:p text:style-name="P21">la synthèse des objections et observations écrites et orales formulées au cours de l’enquête ;</text:p>
        </text:list-item>
        <text:list-item>
          <text:p text:style-name="P21">l’avis formulé par le Collège au terme de l’enquête ;</text:p>
        </text:list-item>
        <text:list-item>
          <text:p text:style-name="P21">une copie de la décision querellée ;</text:p>
        </text:list-item>
        <text:list-item>
          <text:p text:style-name="P21">le certificat d'affichage de la décision et copie de l'affiche ;</text:p>
        </text:list-item>
        <text:list-item>
          <text:p text:style-name="P22">les recommandés datés de la notification de la décision au Fonctionnaire technique, ainsi qu’au demandeur.</text:p>
        </text:list-item>
      </text:list>
      <text:p text:style-name="P13"/>
      <text:p text:style-name="P14">Dans un courrier ultérieur, vous recevrez le certificat d’affichage du présent recours.</text:p>
      <text:p text:style-name="P15">Veuillez agréer, Monsieur <text:span text:style-name="T12">le Fonctionnaire Technique</text:span>, l’expression de ma meilleure considération.</text:p>
      <text:p text:style-name="P7"/>
      <text:p text:style-name="P7"><office:annotation><dc:creator>Gauthier Bastien</dc:creator><dc:date>2011-01-13T14:56:41</dc:date><text:p text:style-name="P23"><text:span text:style-name="T15">do text</text:span></text:p><text:p text:style-name="P23"><text:span text:style-name="T15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0.5pt" officeooo:paragraph-rsid="0046c58f" style:font-name="Arial" style:font-size-asian="10.5pt" style:font-size-complex="10.5pt"/>
    </style:style>
    <style:style style:family="paragraph" style:name="P2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3" style:parent-style-name="UrbanTitle">
      <style:text-properties fo:font-size="14pt" officeooo:paragraph-rsid="002b785e" style:font-name="Arial" style:font-size-asian="14pt" style:font-size-complex="14pt" style:text-underline-style="none"/>
    </style:style>
    <style:style style:family="paragraph" style:name="P4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5" style:parent-style-name="UrbanBody">
      <style:text-properties fo:font-size="9pt" fo:font-weight="normal" officeooo:paragraph-rsid="003120c3" style:font-name="Arial" style:font-size-asian="9pt" style:font-size-complex="9pt" style:font-weight-asian="normal" style:font-weight-complex="normal"/>
    </style:style>
    <style:style style:family="paragraph" style:name="P6" style:parent-style-name="UrbanBody">
      <style:text-properties fo:font-size="10pt" style:font-name="Arial" style:font-size-asian="10pt" style:font-size-complex="10pt"/>
    </style:style>
    <style:style style:family="paragraph" style:name="P7" style:parent-style-name="UrbanBody">
      <style:text-properties fo:font-size="10pt" officeooo:paragraph-rsid="0029656a" style:font-name="Arial" style:font-size-asian="10pt" style:font-size-complex="10pt"/>
    </style:style>
    <style:style style:family="paragraph" style:name="P8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9" style:parent-style-name="UrbanBody">
      <style:text-properties fo:font-size="12pt" style:font-name="Arial" style:font-size-asian="12pt" style:font-size-complex="12pt"/>
    </style:style>
    <style:style style:family="paragraph" style:name="P10" style:parent-style-name="UrbanBody">
      <style:text-properties fo:font-size="12pt" officeooo:paragraph-rsid="00356754" officeooo:rsid="00356754" style:font-name="Arial" style:font-size-asian="12pt" style:font-size-complex="12pt"/>
    </style:style>
    <style:style style:family="paragraph" style:name="P11" style:parent-style-name="UrbanReferences">
      <style:paragraph-properties fo:border-bottom="none" fo:border-left="none" fo:border-right="none" fo:border-top="0.26pt solid #000000" fo:padding="0cm" style:shadow="none"/>
      <style:text-properties fo:font-size="9pt" style:font-name="Arial" style:font-size-asian="9pt" style:font-size-complex="9pt"/>
    </style:style>
    <style:style style:family="paragraph" style:name="P12" style:parent-style-name="UrbanReferences">
      <style:paragraph-properties fo:border-bottom="0.26pt solid #000000" fo:border-left="none" fo:border-right="none" fo:border-top="none" fo:padding="0cm" style:shadow="none"/>
      <style:text-properties fo:font-size="9pt" fo:font-weight="bold" style:font-name="Arial" style:font-size-asian="9pt" style:font-size-complex="9pt" style:font-weight-asian="bold" style:font-weight-complex="bold"/>
    </style:style>
    <style:style style:family="paragraph" style:name="P13" style:parent-style-name="Text_20_body">
      <style:paragraph-properties fo:margin-bottom="0cm" fo:margin-top="0cm" loext:contextual-spacing="false"/>
      <style:text-properties fo:country="FR" fo:font-size="12pt" fo:language="fr" officeooo:paragraph-rsid="00356754" officeooo:rsid="00356754" style:font-name="Arial" style:font-size-asian="12pt" style:font-size-complex="12pt"/>
    </style:style>
    <style:style style:family="paragraph" style:name="P14" style:parent-style-name="Text_20_body">
      <style:paragraph-properties fo:margin-bottom="0.423cm" fo:margin-left="0cm" fo:margin-right="2.499cm" fo:margin-top="0cm" fo:text-align="justify" fo:text-indent="0cm" loext:contextual-spacing="false" style:auto-text-indent="false" style:justify-single-word="false"/>
      <style:text-properties fo:country="FR" fo:font-size="12pt" fo:language="fr" officeooo:paragraph-rsid="00356754" style:font-name="Arial" style:font-size-asian="12pt" style:font-size-complex="12pt"/>
    </style:style>
    <style:style style:family="paragraph" style:name="P15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/>
      <style:text-properties fo:country="FR" fo:font-size="12pt" fo:language="fr" officeooo:paragraph-rsid="00356754" officeooo:rsid="00356754" style:font-name="Arial" style:font-size-asian="12pt" style:font-size-complex="12pt"/>
    </style:style>
    <style:style style:family="paragraph" style:name="P16" style:parent-style-name="Standard">
      <style:text-properties fo:font-size="10.5pt" officeooo:paragraph-rsid="0046c58f" style:font-name="Arial" style:font-size-asian="10.5pt" style:font-size-complex="10.5pt"/>
    </style:style>
    <style:style style:family="paragraph" style:name="P17" style:parent-style-name="Standard">
      <style:paragraph-properties fo:text-align="start" style:justify-single-word="false"/>
      <style:text-properties fo:font-size="11pt" officeooo:paragraph-rsid="0046c58f" style:font-name="arial" style:font-size-asian="11pt" style:font-size-complex="11pt"/>
    </style:style>
    <style:style style:family="paragraph" style:name="P1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6c58f" style:font-name="Arial" style:font-size-asian="10pt" style:font-size-complex="10pt"/>
    </style:style>
    <style:style style:family="paragraph" style:name="P19" style:parent-style-name="UrbanTitle2">
      <style:paragraph-properties fo:text-align="start" style:justify-single-word="false"/>
      <style:text-properties fo:font-size="11pt" fo:font-style="normal" fo:font-weight="bold" officeooo:paragraph-rsid="0046c58f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list-style-name="L1" style:master-page-name="" style:name="P20" style:parent-style-name="Text_20_body">
      <style:paragraph-properties fo:margin-bottom="0cm" fo:margin-top="0cm" loext:contextual-spacing="false" style:page-number="auto"/>
      <style:text-properties fo:country="FR" fo:font-size="12pt" fo:language="fr" officeooo:paragraph-rsid="00356754" style:font-name="Arial" style:font-size-asian="12pt" style:font-size-complex="12pt"/>
    </style:style>
    <style:style style:family="paragraph" style:list-style-name="L1" style:name="P21" style:parent-style-name="Text_20_body">
      <style:paragraph-properties fo:margin-bottom="0cm" fo:margin-top="0cm" loext:contextual-spacing="false"/>
      <style:text-properties fo:country="FR" fo:font-size="12pt" fo:language="fr" officeooo:paragraph-rsid="00356754" style:font-name="Arial" style:font-size-asian="12pt" style:font-size-complex="12pt"/>
    </style:style>
    <style:style style:family="paragraph" style:list-style-name="L1" style:name="P22" style:parent-style-name="Text_20_body">
      <style:paragraph-properties fo:margin-bottom="0cm" fo:margin-top="0cm" loext:contextual-spacing="false"/>
      <style:text-properties fo:country="FR" fo:font-size="12pt" fo:language="fr" officeooo:paragraph-rsid="00356754" officeooo:rsid="00356754" style:font-name="Arial" style:font-size-asian="12pt" style:font-size-complex="12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officeooo:rsid="00421265" style:font-style-asian="normal" style:font-style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size="10pt" fo:font-style="normal" fo:font-variant="normal" fo:font-weight="normal" fo:text-transform="none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2109e"/>
    </style:style>
    <style:style style:family="text" style:name="T7">
      <style:text-properties officeooo:rsid="00261da0"/>
    </style:style>
    <style:style style:family="text" style:name="T8">
      <style:text-properties officeooo:rsid="00362119"/>
    </style:style>
    <style:style style:family="text" style:name="T9">
      <style:text-properties officeooo:rsid="00318bbc"/>
    </style:style>
    <style:style style:family="text" style:name="T10">
      <style:text-properties officeooo:rsid="00356754"/>
    </style:style>
    <style:style style:family="text" style:name="T11">
      <style:text-properties fo:font-size="10pt" fo:font-weight="normal" style:font-size-asian="10pt" style:font-size-complex="10pt" style:font-weight-asian="normal" style:font-weight-complex="normal"/>
    </style:style>
    <style:style style:family="text" style:name="T12">
      <style:text-properties officeooo:rsid="004457ec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7"><office:annotation><dc:creator>Gauthier Bastien</dc:creator><dc:date>2011-01-13T14:56:41</dc:date><text:p text:style-name="P23"><text:span text:style-name="T15">do text</text:span></text:p><text:p text:style-name="P23"><text:span text:style-name="T15">from document(at=header, format='odt')</text:span></text:p></office:annotation><text:span text:style-name="T3">Import depuis header.odt</text:span></text:p>
          </table:table-cell>
          <table:table-cell office:value-type="string" table:style-name="Tableau1.A1">
            <text:p text:style-name="P18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">S<text:span text:style-name="T6">PW - </text:span>Département des Permis et Autorisations</text:p>
            <text:p text:style-name="P1"><text:span text:style-name="Emphasis"><text:span text:style-name="T1">Avenue Prince de Liège, 15<text:line-break/>5100 </text:span></text:span><text:span text:style-name="Emphasis"><text:span text:style-name="T2">Namur</text:span></text:span></text:p>
            <text:p text:style-name="P19">RECOMMANDÉ</text:p>
          </table:table-cell>
        </table:table-row>
      </table:table>
      <text:p text:style-name="P16"/>
      <text:p text:style-name="P3">Transmis<text:span text:style-name="T7">sion</text:span> <text:span text:style-name="T10">des pièces pour recours</text:span></text:p>
      <text:p text:style-name="P2"/>
      <text:p text:style-name="P4"/>
      <text:p text:style-name="P5"/>
      <text:p text:style-name="P11"><text:span text:style-name="T4">Nos références :</text:span> <text:span text:style-name="T5"><text:text-input text:description="">self.getReference()</text:text-input></text:span></text:p>
      <text:p text:style-name="P12">Vos références: <text:span text:style-name="T11"><text:text-input text:description="">self.getReferenceDGATLP()</text:text-input></text:span></text:p>
      <text:p text:style-name="P4"/>
      <text:p text:style-name="P6"><office:annotation><dc:creator>Gauthier Bastien</dc:creator><dc:date>2011-02-16T16:12:24</dc:date><text:p text:style-name="P23"><text:span text:style-name="T17">do text if self.hasMultipleApplicants()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23"><text:span text:style-name="T16">do text if self.hasSingleApplicant()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6"/>
      <text:p text:style-name="P9"><text:span text:style-name="T9">Monsieur le Fonctionnaire Technique</text:span>,</text:p>
      <text:p text:style-name="P9"/>
      <text:p text:style-name="P10">Suite à votre courrier du <text:text-input text:description="">licence_view.format_date(self.getLastRecourse().getEventDate())</text:text-input><text:s/>concernant le recours formulé par <text:text-input text:description="">self.getApplicantsSignaletic()</text:text-input>, j'ai l'honneur de vous retourner en annexe, pour suite utile, les documents repris ci-dessous :</text:p>
      <text:p text:style-name="P10"/>
      <text:list text:style-name="L1" xml:id="list548217607">
        <text:list-item>
          <text:p text:style-name="P20">l’affiche annonçant l’enquête publique ;</text:p>
        </text:list-item>
        <text:list-item>
          <text:p text:style-name="P21">le certificat d’affichage de l’enquête publique ;</text:p>
        </text:list-item>
        <text:list-item>
          <text:p text:style-name="P21">le procès-verbal de clôture de l'enquête publique ;</text:p>
        </text:list-item>
        <text:list-item>
          <text:p text:style-name="P21">une copie des réclamations ;</text:p>
        </text:list-item>
        <text:list-item>
          <text:p text:style-name="P21">la synthèse des objections et observations écrites et orales formulées au cours de l’enquête ;</text:p>
        </text:list-item>
        <text:list-item>
          <text:p text:style-name="P21">l’avis formulé par le Collège au terme de l’enquête ;</text:p>
        </text:list-item>
        <text:list-item>
          <text:p text:style-name="P21">une copie de la décision querellée ;</text:p>
        </text:list-item>
        <text:list-item>
          <text:p text:style-name="P21">le certificat d'affichage de la décision et copie de l'affiche ;</text:p>
        </text:list-item>
        <text:list-item>
          <text:p text:style-name="P22">les recommandés datés de la notification de la décision au Fonctionnaire technique, ainsi qu’au demandeur.</text:p>
        </text:list-item>
      </text:list>
      <text:p text:style-name="P13"/>
      <text:p text:style-name="P14">Dans un courrier ultérieur, vous recevrez le certificat d’affichage du présent recours.</text:p>
      <text:p text:style-name="P15">Veuillez agréer, Monsieur <text:span text:style-name="T12">le Fonctionnaire Technique</text:span>, l’expression de ma meilleure considération.</text:p>
      <text:p text:style-name="P7"/>
      <text:p text:style-name="P7"><office:annotation><dc:creator>Gauthier Bastien</dc:creator><dc:date>2011-01-13T14:56:41</dc:date><text:p text:style-name="P23"><text:span text:style-name="T15">do text</text:span></text:p><text:p text:style-name="P23"><text:span text:style-name="T15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0.5pt" officeooo:paragraph-rsid="0046c58f" style:font-name="Arial" style:font-size-asian="10.5pt" style:font-size-complex="10.5pt"/>
    </style:style>
    <style:style style:family="paragraph" style:name="P2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3" style:parent-style-name="UrbanTitle">
      <style:text-properties fo:font-size="14pt" officeooo:paragraph-rsid="002b785e" style:font-name="Arial" style:font-size-asian="14pt" style:font-size-complex="14pt" style:text-underline-style="none"/>
    </style:style>
    <style:style style:family="paragraph" style:name="P4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5" style:parent-style-name="UrbanBody">
      <style:text-properties fo:font-size="9pt" fo:font-weight="normal" officeooo:paragraph-rsid="003120c3" style:font-name="Arial" style:font-size-asian="9pt" style:font-size-complex="9pt" style:font-weight-asian="normal" style:font-weight-complex="normal"/>
    </style:style>
    <style:style style:family="paragraph" style:name="P6" style:parent-style-name="UrbanBody">
      <style:text-properties fo:font-size="10pt" style:font-name="Arial" style:font-size-asian="10pt" style:font-size-complex="10pt"/>
    </style:style>
    <style:style style:family="paragraph" style:name="P7" style:parent-style-name="UrbanBody">
      <style:text-properties fo:font-size="10pt" officeooo:paragraph-rsid="0029656a" style:font-name="Arial" style:font-size-asian="10pt" style:font-size-complex="10pt"/>
    </style:style>
    <style:style style:family="paragraph" style:name="P8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9" style:parent-style-name="UrbanBody">
      <style:text-properties fo:font-size="12pt" style:font-name="Arial" style:font-size-asian="12pt" style:font-size-complex="12pt"/>
    </style:style>
    <style:style style:family="paragraph" style:name="P10" style:parent-style-name="UrbanBody">
      <style:text-properties fo:font-size="12pt" officeooo:paragraph-rsid="00356754" officeooo:rsid="00356754" style:font-name="Arial" style:font-size-asian="12pt" style:font-size-complex="12pt"/>
    </style:style>
    <style:style style:family="paragraph" style:name="P11" style:parent-style-name="UrbanReferences">
      <style:paragraph-properties fo:border-bottom="none" fo:border-left="none" fo:border-right="none" fo:border-top="0.26pt solid #000000" fo:padding="0cm" style:shadow="none"/>
      <style:text-properties fo:font-size="9pt" style:font-name="Arial" style:font-size-asian="9pt" style:font-size-complex="9pt"/>
    </style:style>
    <style:style style:family="paragraph" style:name="P12" style:parent-style-name="UrbanReferences">
      <style:paragraph-properties fo:border-bottom="0.26pt solid #000000" fo:border-left="none" fo:border-right="none" fo:border-top="none" fo:padding="0cm" style:shadow="none"/>
      <style:text-properties fo:font-size="9pt" fo:font-weight="bold" style:font-name="Arial" style:font-size-asian="9pt" style:font-size-complex="9pt" style:font-weight-asian="bold" style:font-weight-complex="bold"/>
    </style:style>
    <style:style style:family="paragraph" style:name="P13" style:parent-style-name="Text_20_body">
      <style:paragraph-properties fo:margin-bottom="0cm" fo:margin-top="0cm" loext:contextual-spacing="false"/>
      <style:text-properties fo:country="FR" fo:font-size="12pt" fo:language="fr" officeooo:paragraph-rsid="00356754" officeooo:rsid="00356754" style:font-name="Arial" style:font-size-asian="12pt" style:font-size-complex="12pt"/>
    </style:style>
    <style:style style:family="paragraph" style:name="P14" style:parent-style-name="Text_20_body">
      <style:paragraph-properties fo:margin-bottom="0.423cm" fo:margin-left="0cm" fo:margin-right="2.499cm" fo:margin-top="0cm" fo:text-align="justify" fo:text-indent="0cm" loext:contextual-spacing="false" style:auto-text-indent="false" style:justify-single-word="false"/>
      <style:text-properties fo:country="FR" fo:font-size="12pt" fo:language="fr" officeooo:paragraph-rsid="00356754" style:font-name="Arial" style:font-size-asian="12pt" style:font-size-complex="12pt"/>
    </style:style>
    <style:style style:family="paragraph" style:name="P15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/>
      <style:text-properties fo:country="FR" fo:font-size="12pt" fo:language="fr" officeooo:paragraph-rsid="00356754" officeooo:rsid="00356754" style:font-name="Arial" style:font-size-asian="12pt" style:font-size-complex="12pt"/>
    </style:style>
    <style:style style:family="paragraph" style:name="P16" style:parent-style-name="Standard">
      <style:text-properties fo:font-size="10.5pt" officeooo:paragraph-rsid="0046c58f" style:font-name="Arial" style:font-size-asian="10.5pt" style:font-size-complex="10.5pt"/>
    </style:style>
    <style:style style:family="paragraph" style:name="P17" style:parent-style-name="Standard">
      <style:paragraph-properties fo:text-align="start" style:justify-single-word="false"/>
      <style:text-properties fo:font-size="11pt" officeooo:paragraph-rsid="0046c58f" style:font-name="arial" style:font-size-asian="11pt" style:font-size-complex="11pt"/>
    </style:style>
    <style:style style:family="paragraph" style:name="P1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6c58f" style:font-name="Arial" style:font-size-asian="10pt" style:font-size-complex="10pt"/>
    </style:style>
    <style:style style:family="paragraph" style:name="P19" style:parent-style-name="UrbanTitle2">
      <style:paragraph-properties fo:text-align="start" style:justify-single-word="false"/>
      <style:text-properties fo:font-size="11pt" fo:font-style="normal" fo:font-weight="bold" officeooo:paragraph-rsid="0046c58f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list-style-name="L1" style:master-page-name="" style:name="P20" style:parent-style-name="Text_20_body">
      <style:paragraph-properties fo:margin-bottom="0cm" fo:margin-top="0cm" loext:contextual-spacing="false" style:page-number="auto"/>
      <style:text-properties fo:country="FR" fo:font-size="12pt" fo:language="fr" officeooo:paragraph-rsid="00356754" style:font-name="Arial" style:font-size-asian="12pt" style:font-size-complex="12pt"/>
    </style:style>
    <style:style style:family="paragraph" style:list-style-name="L1" style:name="P21" style:parent-style-name="Text_20_body">
      <style:paragraph-properties fo:margin-bottom="0cm" fo:margin-top="0cm" loext:contextual-spacing="false"/>
      <style:text-properties fo:country="FR" fo:font-size="12pt" fo:language="fr" officeooo:paragraph-rsid="00356754" style:font-name="Arial" style:font-size-asian="12pt" style:font-size-complex="12pt"/>
    </style:style>
    <style:style style:family="paragraph" style:list-style-name="L1" style:name="P22" style:parent-style-name="Text_20_body">
      <style:paragraph-properties fo:margin-bottom="0cm" fo:margin-top="0cm" loext:contextual-spacing="false"/>
      <style:text-properties fo:country="FR" fo:font-size="12pt" fo:language="fr" officeooo:paragraph-rsid="00356754" officeooo:rsid="00356754" style:font-name="Arial" style:font-size-asian="12pt" style:font-size-complex="12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officeooo:rsid="00421265" style:font-style-asian="normal" style:font-style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size="10pt" fo:font-style="normal" fo:font-variant="normal" fo:font-weight="normal" fo:text-transform="none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2109e"/>
    </style:style>
    <style:style style:family="text" style:name="T7">
      <style:text-properties officeooo:rsid="00261da0"/>
    </style:style>
    <style:style style:family="text" style:name="T8">
      <style:text-properties officeooo:rsid="00362119"/>
    </style:style>
    <style:style style:family="text" style:name="T9">
      <style:text-properties officeooo:rsid="00318bbc"/>
    </style:style>
    <style:style style:family="text" style:name="T10">
      <style:text-properties officeooo:rsid="00356754"/>
    </style:style>
    <style:style style:family="text" style:name="T11">
      <style:text-properties fo:font-size="10pt" fo:font-weight="normal" style:font-size-asian="10pt" style:font-size-complex="10pt" style:font-weight-asian="normal" style:font-weight-complex="normal"/>
    </style:style>
    <style:style style:family="text" style:name="T12">
      <style:text-properties officeooo:rsid="004457ec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7"><office:annotation><dc:creator>Gauthier Bastien</dc:creator><dc:date>2011-01-13T14:56:41</dc:date><text:p text:style-name="P23"><text:span text:style-name="T15">do text</text:span></text:p><text:p text:style-name="P23"><text:span text:style-name="T15">from document(at=header, format='odt')</text:span></text:p></office:annotation><text:span text:style-name="T3">Import depuis header.odt</text:span></text:p>
          </table:table-cell>
          <table:table-cell office:value-type="string" table:style-name="Tableau1.A1">
            <text:p text:style-name="P18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">S<text:span text:style-name="T6">PW - </text:span>Département des Permis et Autorisations</text:p>
            <text:p text:style-name="P1"><text:span text:style-name="Emphasis"><text:span text:style-name="T1">Avenue Prince de Liège, 15<text:line-break/>5100 </text:span></text:span><text:span text:style-name="Emphasis"><text:span text:style-name="T2">Namur</text:span></text:span></text:p>
            <text:p text:style-name="P19">RECOMMANDÉ</text:p>
          </table:table-cell>
        </table:table-row>
      </table:table>
      <text:p text:style-name="P16"/>
      <text:p text:style-name="P3">Transmis<text:span text:style-name="T7">sion</text:span> <text:span text:style-name="T10">des pièces pour recours</text:span></text:p>
      <text:p text:style-name="P2"/>
      <text:p text:style-name="P4"/>
      <text:p text:style-name="P5"/>
      <text:p text:style-name="P11"><text:span text:style-name="T4">Nos références :</text:span> <text:span text:style-name="T5"><text:text-input text:description="">self.getReference()</text:text-input></text:span></text:p>
      <text:p text:style-name="P12">Vos références: <text:span text:style-name="T11"><text:text-input text:description="">self.getReferenceDGATLP()</text:text-input></text:span></text:p>
      <text:p text:style-name="P4"/>
      <text:p text:style-name="P6"><office:annotation><dc:creator>Gauthier Bastien</dc:creator><dc:date>2011-02-16T16:12:24</dc:date><text:p text:style-name="P23"><text:span text:style-name="T17">do text if self.hasMultipleApplicants()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23"><text:span text:style-name="T16">do text if self.hasSingleApplicant()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6"/>
      <text:p text:style-name="P9"><text:span text:style-name="T9">Monsieur le Fonctionnaire Technique</text:span>,</text:p>
      <text:p text:style-name="P9"/>
      <text:p text:style-name="P10">Suite à votre courrier du <text:text-input text:description="">licence_view.format_date(self.getLastRecourse().getEventDate())</text:text-input><text:s/>concernant le recours formulé par <text:text-input text:description="">self.getApplicantsSignaletic()</text:text-input>, j'ai l'honneur de vous retourner en annexe, pour suite utile, les documents repris ci-dessous :</text:p>
      <text:p text:style-name="P10"/>
      <text:list text:style-name="L1" xml:id="list548217607">
        <text:list-item>
          <text:p text:style-name="P20">l’affiche annonçant l’enquête publique ;</text:p>
        </text:list-item>
        <text:list-item>
          <text:p text:style-name="P21">le certificat d’affichage de l’enquête publique ;</text:p>
        </text:list-item>
        <text:list-item>
          <text:p text:style-name="P21">le procès-verbal de clôture de l'enquête publique ;</text:p>
        </text:list-item>
        <text:list-item>
          <text:p text:style-name="P21">une copie des réclamations ;</text:p>
        </text:list-item>
        <text:list-item>
          <text:p text:style-name="P21">la synthèse des objections et observations écrites et orales formulées au cours de l’enquête ;</text:p>
        </text:list-item>
        <text:list-item>
          <text:p text:style-name="P21">l’avis formulé par le Collège au terme de l’enquête ;</text:p>
        </text:list-item>
        <text:list-item>
          <text:p text:style-name="P21">une copie de la décision querellée ;</text:p>
        </text:list-item>
        <text:list-item>
          <text:p text:style-name="P21">le certificat d'affichage de la décision et copie de l'affiche ;</text:p>
        </text:list-item>
        <text:list-item>
          <text:p text:style-name="P22">les recommandés datés de la notification de la décision au Fonctionnaire technique, ainsi qu’au demandeur.</text:p>
        </text:list-item>
      </text:list>
      <text:p text:style-name="P13"/>
      <text:p text:style-name="P14">Dans un courrier ultérieur, vous recevrez le certificat d’affichage du présent recours.</text:p>
      <text:p text:style-name="P15">Veuillez agréer, Monsieur <text:span text:style-name="T12">le Fonctionnaire Technique</text:span>, l’expression de ma meilleure considération.</text:p>
      <text:p text:style-name="P7"/>
      <text:p text:style-name="P7"><office:annotation><dc:creator>Gauthier Bastien</dc:creator><dc:date>2011-01-13T14:56:41</dc:date><text:p text:style-name="P23"><text:span text:style-name="T15">do text</text:span></text:p><text:p text:style-name="P23"><text:span text:style-name="T15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10:00:03.425084880</dc:date>
    <dc:language>fr-FR</dc:language>
    <meta:editing-cycles>127</meta:editing-cycles>
    <meta:editing-duration>P1DT9H51M14S</meta:editing-duration>
    <meta:document-statistic meta:table-count="1" meta:image-count="0" meta:object-count="0" meta:page-count="1" meta:paragraph-count="26" meta:word-count="223" meta:character-count="1541" meta:non-whitespace-character-count="1377"/>
    <meta:user-defined meta:name="Info 1"/>
    <meta:user-defined meta:name="Info 2"/>
    <meta:user-defined meta:name="Info 3"/>
    <meta:user-defined meta:name="Info 4"/>
  </office:meta>
</office:document-meta>
</file>